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ff72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8a260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cbc0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851e1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76a902" officeooo:paragraph-rsid="1076a90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c8aaa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f89b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a0f7b62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0f28fb61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2" style:family="paragraph" style:parent-style-name="Standard">
      <style:text-properties officeooo:rsid="0dde9a1c" officeooo:paragraph-rsid="0ddfbc49"/>
    </style:style>
    <style:style style:name="P53" style:family="paragraph" style:parent-style-name="Footnote">
      <style:text-properties officeooo:rsid="043ccc66" officeooo:paragraph-rsid="0dca2508"/>
    </style:style>
    <style:style style:name="P54" style:family="paragraph" style:parent-style-name="Footnote">
      <style:text-properties officeooo:rsid="043ccc66" officeooo:paragraph-rsid="0e5afad8"/>
    </style:style>
    <style:style style:name="P55" style:family="paragraph" style:parent-style-name="Standard">
      <style:paragraph-properties fo:text-align="center" style:justify-single-word="false"/>
      <style:text-properties officeooo:paragraph-rsid="0cc50ec9"/>
    </style:style>
    <style:style style:name="P56" style:family="paragraph" style:parent-style-name="Standard">
      <style:paragraph-properties fo:text-align="center" style:justify-single-word="false"/>
      <style:text-properties officeooo:paragraph-rsid="0f5f1cf7"/>
    </style:style>
    <style:style style:name="P57" style:family="paragraph" style:parent-style-name="Standard">
      <style:paragraph-properties fo:text-align="center" style:justify-single-word="false"/>
      <style:text-properties officeooo:paragraph-rsid="0eb4913f"/>
    </style:style>
    <style:style style:name="P58" style:family="paragraph" style:parent-style-name="Standard">
      <style:paragraph-properties fo:text-align="center" style:justify-single-word="false"/>
      <style:text-properties officeooo:paragraph-rsid="0db0d4d1"/>
    </style:style>
    <style:style style:name="P59" style:family="paragraph" style:parent-style-name="Standard">
      <style:paragraph-properties fo:text-align="center" style:justify-single-word="false"/>
      <style:text-properties officeooo:paragraph-rsid="0cc5fe5b"/>
    </style:style>
    <style:style style:name="P60" style:family="paragraph" style:parent-style-name="Standard">
      <style:paragraph-properties fo:text-align="center" style:justify-single-word="false"/>
      <style:text-properties officeooo:paragraph-rsid="0d804757"/>
    </style:style>
    <style:style style:name="P61" style:family="paragraph" style:parent-style-name="Standard">
      <style:paragraph-properties fo:text-align="center" style:justify-single-word="false"/>
      <style:text-properties officeooo:paragraph-rsid="0dce9327"/>
    </style:style>
    <style:style style:name="P62" style:family="paragraph" style:parent-style-name="Standard">
      <style:paragraph-properties fo:text-align="center" style:justify-single-word="false"/>
      <style:text-properties officeooo:paragraph-rsid="103fc298"/>
    </style:style>
    <style:style style:name="P63" style:family="paragraph" style:parent-style-name="Standard">
      <style:paragraph-properties fo:text-align="center" style:justify-single-word="false"/>
      <style:text-properties officeooo:paragraph-rsid="10411e41"/>
    </style:style>
    <style:style style:name="P64" style:family="paragraph" style:parent-style-name="Standard">
      <style:text-properties officeooo:paragraph-rsid="0cb27039"/>
    </style:style>
    <style:style style:name="P65" style:family="paragraph" style:parent-style-name="Footnote">
      <style:text-properties officeooo:paragraph-rsid="0f92b562"/>
    </style:style>
    <style:style style:name="P66" style:family="paragraph" style:parent-style-name="Standard">
      <style:text-properties officeooo:paragraph-rsid="0f9ce6c3"/>
    </style:style>
    <style:style style:name="P67" style:family="paragraph" style:parent-style-name="Standard">
      <style:text-properties officeooo:paragraph-rsid="0f9ee08e"/>
    </style:style>
    <style:style style:name="P68" style:family="paragraph" style:parent-style-name="Footnote">
      <style:text-properties officeooo:paragraph-rsid="0fda15e0"/>
    </style:style>
    <style:style style:name="P69" style:family="paragraph" style:parent-style-name="Standard">
      <style:text-properties officeooo:paragraph-rsid="0fe106d1"/>
    </style:style>
    <style:style style:name="P70" style:family="paragraph" style:parent-style-name="Footnote">
      <style:text-properties officeooo:paragraph-rsid="102c1a0f"/>
    </style:style>
    <style:style style:name="P71" style:family="paragraph" style:parent-style-name="Standard">
      <style:text-properties officeooo:paragraph-rsid="104d50c8"/>
    </style:style>
    <style:style style:name="P72" style:family="paragraph" style:parent-style-name="Standard">
      <style:text-properties officeooo:paragraph-rsid="105130c2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e5b68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6dc881" officeooo:paragraph-rsid="106feb04"/>
    </style:style>
    <style:style style:name="P77" style:family="paragraph" style:parent-style-name="Standard">
      <style:text-properties officeooo:paragraph-rsid="10708155"/>
    </style:style>
    <style:style style:name="P78" style:family="paragraph" style:parent-style-name="Standard">
      <style:text-properties officeooo:paragraph-rsid="10719011"/>
    </style:style>
    <style:style style:name="P79" style:family="paragraph" style:parent-style-name="Standard">
      <style:text-properties officeooo:paragraph-rsid="10738c5f"/>
    </style:style>
    <style:style style:name="P80" style:family="paragraph" style:parent-style-name="Footnote">
      <style:text-properties officeooo:paragraph-rsid="107faaf0"/>
    </style:style>
    <style:style style:name="P8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3" style:family="paragraph" style:parent-style-name="Standard" style:list-style-name="L1">
      <style:paragraph-properties fo:break-before="page"/>
      <style:text-properties officeooo:paragraph-rsid="0b0ddd8e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8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8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style:font-size-asian="10pt" style:font-size-complex="10pt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e5b6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7b561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7faaf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faaf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1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1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2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2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9" style:family="text">
      <style:text-properties fo:color="#000000" loext:opacity="100%" style:font-name="Liberation Sans" fo:font-size="12pt" style:font-size-asian="12pt" style:font-size-complex="12pt"/>
    </style:style>
    <style:style style:name="T17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1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2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7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89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90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91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92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02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Bitstream Vera Sans" fo:font-size="10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4" style:family="text">
      <style:text-properties style:text-line-through-style="none" style:text-line-through-type="none" style:text-underline-style="none" officeooo:rsid="0ed666af" style:font-name-asian="HG Mincho Light J" style:font-size-asian="12pt" style:font-name-complex="Arial Unicode MS" style:font-size-complex="12pt" style:language-complex="nl" style:country-complex="NL"/>
    </style:style>
    <style:style style:name="T205" style:family="text">
      <style:text-properties style:use-window-font-color="true" loext:opacity="0%" style:font-name="Liberation Sans" officeooo:rsid="047da547"/>
    </style:style>
    <style:style style:name="T20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8" style:family="text">
      <style:text-properties style:use-window-font-color="true" loext:opacity="0%" style:font-name="Liberation Sans" fo:font-size="12pt" style:font-size-asian="12pt" style:font-size-complex="12pt"/>
    </style:style>
    <style:style style:name="T239" style:family="text">
      <style:text-properties style:use-window-font-color="true" loext:opacity="0%" style:font-name="Liberation Sans" officeooo:rsid="0efd8e5c"/>
    </style:style>
    <style:style style:name="T240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officeooo:rsid="04473353"/>
    </style:style>
    <style:style style:name="T24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officeooo:rsid="0aace3cd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2c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3" style:family="text">
      <style:text-properties officeooo:rsid="0f0ca65a"/>
    </style:style>
    <style:style style:name="T264" style:family="text">
      <style:text-properties officeooo:rsid="0f8f58bd"/>
    </style:style>
    <style:style style:name="T265" style:family="text">
      <style:text-properties officeooo:rsid="0f95a7a0"/>
    </style:style>
    <style:style style:name="T266" style:family="text">
      <style:text-properties style:text-underline-style="none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officeooo:rsid="105c8aa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81"><text:span text:style-name="Strong_20_Emphasis"><text:span text:style-name="T137">C</text:span></text:span><text:span text:style-name="Strong_20_Emphasis"><text:span text:style-name="T136">hecklist voor </text:span></text:span><text:span text:style-name="Strong_20_Emphasis"><text:span text:style-name="T138">de installatie</text:span></text:span><text:span text:style-name="Strong_20_Emphasis"><text:span text:style-name="T136"> van </text:span></text:span><text:span text:style-name="Strong_20_Emphasis"><text:span text:style-name="T142"><text:user-field-get text:name="Distro">Rocky Linux</text:user-field-get></text:span></text:span><text:span text:style-name="Strong_20_Emphasis"><text:span text:style-name="T143"><text:s/></text:span></text:span><text:span text:style-name="Strong_20_Emphasis"><text:span text:style-name="T142"><text:user-field-get text:name="Version">8.10</text:user-field-get></text:span></text:span><text:span text:style-name="Strong_20_Emphasis"><text:span text:style-name="T140"><text:note text:id="ftn1" text:note-class="footnote"><text:note-citation>1</text:note-citation><text:note-body><text:p text:style-name="P70"><text:span text:style-name="T249">D</text:span><text:span text:style-name="T246">eze </text:span><text:span text:style-name="Strong_20_Emphasis"><text:span text:style-name="T252"><text:user-field-get text:name="Distro">Rocky Linux</text:user-field-get></text:span></text:span><text:span text:style-name="T247"><text:s/></text:span><text:span text:style-name="T253"><text:user-field-get text:name="Version">8.10</text:user-field-get></text:span><text:span text:style-name="T253"><text:s/></text:span><text:span text:style-name="T254">Server</text:span><text:span text:style-name="T246"> (codenaam </text:span><text:span text:style-name="T248">GreenObsidian</text:span><text:span text:style-name="T246">) wordt ondersteund tot </text:span><text:span text:style-name="T251">1 </text:span><text:span text:style-name="T250">mei</text:span><text:span text:style-name="T246"> 202</text:span><text:span text:style-name="T248">9</text:span><text:span text:style-name="T246">.</text:span></text:p></text:note-body></text:note></text:span></text:span><text:span text:style-name="Strong_20_Emphasis"><text:span text:style-name="T141"><text:s/></text:span></text:span><text:span text:style-name="Strong_20_Emphasis"><text:span text:style-name="T144">Server</text:span></text:span><text:span text:style-name="Strong_20_Emphasis"><text:span text:style-name="T139">.</text:span></text:span></text:p>
      <text:p text:style-name="P18"/>
      <text:p text:style-name="P18">Dit is een invulbare PDF, afdrukken is niet noodzakelijk.</text:p>
      <text:p text:style-name="P19"/>
      <text:p text:style-name="P9"><text:span text:style-name="T18">Vul </text:span><text:span text:style-name="T17">achter</text:span><text:span text:style-name="T14"> de </text:span><text:span text:style-name="Definition"><text:span text:style-name="T263">ONDERSTREEPTE</text:span></text:span><text:span text:style-name="T1"> </text:span><text:span text:style-name="T15">woorden</text:span><text:span text:style-name="T14"> het</text:span><text:span text:style-name="Strong_20_Emphasis"><text:span text:style-name="T176"> </text:span></text:span><text:span text:style-name="Strong_20_Emphasis"><text:span text:style-name="T177">tekstvak</text:span></text:span><text:span text:style-name="T15"> </text:span><text:span text:style-name="T18">in,</text:span><text:span text:style-name="T15"> </text:span><text:span text:style-name="T205">zie </text:span><text:span text:style-name="T239">[</text:span><text:span text:style-name="T205">toelichting</text:span><text:span text:style-name="T239">]</text:span><text:span text:style-name="T15">:</text:span></text:p>
      <text:p text:style-name="P2"><text:span text:style-name="Definition"><text:span text:style-name="T22">GEBRUIKER</text:span></text:span><text:span text:style-name="T213"><text:tab/><text:tab/></text:span><text:span text:style-name="T238"> <text:tab/><text:tab/></text:span><text:span text:style-name="T214"><draw:control text:anchor-type="as-char" svg:y="-0.4cm" draw:z-index="7" draw:name="Gebruiker 2" draw:style-name="gr2" draw:text-style-name="P89" svg:width="6.4cm" svg:height="0.6cm" draw:control="control6"><svg:title>Gebruiker</svg:title><svg:desc>Volledige naam, bijv. Jan Stek</svg:desc></draw:control></text:span><text:span text:style-name="T214"><text:tab/> <text:s text:c="2"/></text:span><text:span text:style-name="T215">[</text:span><text:span text:style-name="T216">N</text:span><text:span text:style-name="T208">aam, bijv. </text:span><text:span text:style-name="T209">J</text:span><text:span text:style-name="T236">a</text:span><text:span text:style-name="T209">n </text:span><text:span text:style-name="T236">Jansen</text:span><text:span text:style-name="T237">]</text:span></text:p>
      <text:p text:style-name="P69"><text:span text:style-name="Definition"><text:span text:style-name="T207">g</text:span></text:span><text:span text:style-name="Definition">ebruikersnaam</text:span><text:span text:style-name="Definition"><text:span text:style-name="T266"><text:tab/></text:span></text:span><text:span text:style-name="T206"><draw:control text:anchor-type="as-char" svg:y="-0.4cm" draw:z-index="8" draw:name="Gberuikersnaam 3" draw:style-name="gr2" draw:text-style-name="P89" svg:width="6.4cm" svg:height="0.6cm" draw:control="control7"><svg:title>Gebruikersnaam</svg:title><svg:desc>Korte naam, bijv. jan</svg:desc></draw:control></text:span><text:span text:style-name="T206"><text:tab/> <text:s text:c="2"/></text:span><text:span text:style-name="T6">[</text:span><text:span text:style-name="T7">Gebruikers</text:span><text:span text:style-name="T5">naam, bijv. </text:span><text:span text:style-name="T150">j</text:span><text:span text:style-name="T151">a</text:span><text:span text:style-name="T150">n</text:span><text:span text:style-name="T152">]</text:span></text:p>
      <text:p text:style-name="P2"><text:span text:style-name="Definition">COMPUTERNAAM</text:span><text:span text:style-name="T218"><text:tab/><text:tab/></text:span><draw:control text:anchor-type="as-char" svg:y="-0.4cm" draw:z-index="9" draw:name="Computernaam 1" draw:style-name="gr2" draw:text-style-name="P89" svg:width="6.4cm" svg:height="0.6cm" draw:control="control8"><svg:title>Computernaam</svg:title><svg:desc>Unieke naam van de computer</svg:desc></draw:control><text:tab/> <text:s text:c="2"/><text:span text:style-name="T223">[</text:span><text:span text:style-name="T224">N</text:span><text:span text:style-name="T219">aam van de compute</text:span><text:span text:style-name="T220">r, </text:span><text:span text:style-name="T221">bijv. </text:span><text:span text:style-name="T222">pc02</text:span><text:span text:style-name="T223">]</text:span></text:p>
      <text:p text:style-name="P2"><text:span text:style-name="Definition"><text:span text:style-name="T226">GEBRUIKER</text:span></text:span><text:span text:style-name="Definition"><text:span text:style-name="T230"><text:tab/></text:span></text:span><text:span text:style-name="T225"><text:tab/></text:span><text:span text:style-name="T238"> <text:tab/><text:tab/></text:span><text:span text:style-name="T214"><draw:control text:anchor-type="as-char" svg:y="-0.4cm" draw:z-index="10" draw:name="Gebruiker 3" draw:style-name="gr2" draw:text-style-name="P89" svg:width="6.4cm" svg:height="0.6cm" draw:control="control9"><svg:title>Gebruiker</svg:title><svg:desc>Volledige naam, bijv. Jan Stek</svg:desc></draw:control></text:span><text:span text:style-name="T214"><text:tab/> <text:s text:c="2"/></text:span><text:span text:style-name="T215">[</text:span><text:span text:style-name="T217">N</text:span><text:span text:style-name="T208">aam </text:span><text:span text:style-name="T212">evt. 2</text:span><text:span text:style-name="T240">e</text:span><text:span text:style-name="T210"> gebruiker</text:span><text:span text:style-name="T211">]</text:span></text:p>
      <text:p text:style-name="P72"><text:span text:style-name="Definition"><text:span text:style-name="T226">GEBRUIKERSN</text:span></text:span><text:span text:style-name="Definition"><text:span text:style-name="T227">aa</text:span></text:span><text:span text:style-name="Definition"><text:span text:style-name="T226">M</text:span></text:span><text:span text:style-name="Definition"><text:span text:style-name="T230"><text:tab/></text:span></text:span><text:span text:style-name="T206"><draw:control text:anchor-type="as-char" svg:y="-0.4cm" draw:z-index="11" draw:name="Gberuikersnaam 4" draw:style-name="gr2" draw:text-style-name="P89" svg:width="6.4cm" svg:height="0.6cm" draw:control="control10"><svg:title>Gebruikersnaam</svg:title><svg:desc>Korte naam, bijv. jan</svg:desc></draw:control></text:span><text:span text:style-name="T206"><text:tab/> <text:s text:c="2"/></text:span><text:span text:style-name="T228">[</text:span><text:span text:style-name="T229">Gebruikers</text:span><text:span text:style-name="T228">naam</text:span><text:span text:style-name="T231"> </text:span><text:span text:style-name="T232">e</text:span><text:span text:style-name="T233">vt. 2</text:span><text:span text:style-name="T241">e</text:span><text:span text:style-name="T233"> </text:span><text:span text:style-name="T234">gebruiker</text:span><text:span text:style-name="T235">]</text:span></text:p>
      <text:p text:style-name="P1"><text:span text:style-name="T153">Vervang </text:span><text:span text:style-name="T160">de</text:span><text:span text:style-name="T153"> </text:span><text:span text:style-name="Definition"><text:span text:style-name="T23">ONDERSTREEPTE</text:span></text:span><text:span text:style-name="T153"> </text:span><text:span text:style-name="T154">woorden </text:span><text:span text:style-name="T153">in deze checklist door </text:span><text:span text:style-name="T160">d</text:span><text:span text:style-name="T161">i</text:span><text:span text:style-name="T160">e </text:span><text:span text:style-name="T159">in </text:span><text:span text:style-name="T161">het</text:span><text:span text:style-name="Strong_20_Emphasis"><text:span text:style-name="T40"> </text:span></text:span><text:span text:style-name="Strong_20_Emphasis"><text:span text:style-name="T47">tekstvak</text:span></text:span><text:span text:style-name="T153">.</text:span></text:p>
      <text:p text:style-name="P42"/>
      <text:p text:style-name="P42"/>
      <text:p text:style-name="P3"><text:span text:style-name="T164">Nog niet op Linux?</text:span><text:span text:style-name="T155"><text:tab/></text:span><text:span text:style-name="T162">G</text:span><text:span text:style-name="T156">ebruik </text:span><text:span text:style-name="Strong_20_Emphasis"><text:span text:style-name="T165">Checklist </text:span></text:span><text:span text:style-name="Strong_20_Emphasis"><text:span text:style-name="T166">overzetten</text:span></text:span><text:span text:style-name="T156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57"> onder </text:span><text:span text:style-name="T163">Linux</text:span><text:span text:style-name="T158">.</text:span></text:p>
      <text:p text:style-name="P40"><text:span text:style-name="T128">Nieuwe installatie?</text:span><text:span text:style-name="T125"><text:tab/></text:span><text:span text:style-name="T127">B</text:span><text:span text:style-name="T125">egin bij hoofdstuk </text:span><text:span text:style-name="T128"><text:bookmark-ref text:reference-format="page" text:ref-name="__RefNumPara__4009_1271708128">2</text:bookmark-ref></text:span><text:span text:style-name="T125"><text:s text:c="2"/></text:span><text:span text:style-name="T129"><text:bookmark-ref text:reference-format="text" text:ref-name="__RefNumPara__4009_1271708128">Installatie uitvoeren</text:bookmark-ref></text:span><text:span text:style-name="T126">.</text:span></text:p>
      <text:p text:style-name="P27"/>
      <text:p text:style-name="P27"/>
      <text:list text:style-name="L1">
        <text:list-item>
          <text:p text:style-name="P84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><text:span text:style-name="Strong_20_Emphasis"><text:span text:style-name="T49"><draw:control text:anchor-type="as-char" draw:z-index="4" draw:name="Vorm3_0" draw:style-name="gr1" draw:text-style-name="P88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49"><draw:control text:anchor-type="as-char" draw:z-index="5" draw:name="Vorm3_ 2" draw:style-name="gr1" draw:text-style-name="P88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35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53"><text:span text:style-name="User_20_Entry"><text:span text:style-name="T81">E</text:span></text:span><text:span text:style-name="User_20_Entry"><text:span text:style-name="T97">v</text:span></text:span><text:span text:style-name="User_20_Entry"><text:span text:style-name="T98">en</text:span></text:span><text:span text:style-name="User_20_Entry"><text:span text:style-name="T100">t</text:span></text:span><text:span text:style-name="User_20_Entry"><text:span text:style-name="T101">uele </text:span></text:span><text:span text:style-name="User_20_Entry"><text:span text:style-name="T102">extra </text:span></text:span><text:span text:style-name="Definition"><text:span text:style-name="T261">gebruiker</text:span></text:span><text:span text:style-name="User_20_Entry"><text:span text:style-name="T93">s</text:span></text:span><text:span text:style-name="User_20_Entry"><text:span text:style-name="T102"> aanmelden </text:span></text:span><text:span text:style-name="User_20_Entry"><text:span text:style-name="T103">en dezelfde stappen uitvoeren</text:span></text:span><text:span text:style-name="User_20_Entry"><text:span text:style-name="T99">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2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2"><text:span text:style-name="Strong_20_Emphasis"><text:span text:style-name="T50"><draw:control text:anchor-type="as-char" draw:z-index="12" draw:name="Vorm4" draw:style-name="gr1" draw:text-style-name="P88" svg:width="0.35cm" svg:height="0.35cm" draw:control="control11"/></text:span></text:span></text:p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3" office:value-type="string">
            <text:p text:style-name="P77"><text:span text:style-name="Strong_20_Emphasis"><text:span text:style-name="T80">Typ: </text:span></text:span><text:span text:style-name="User_20_Entry"><text:span text:style-name="T124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4" office:value-type="string">
            <text:p text:style-name="P49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5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2"><text:span text:style-name="Strong_20_Emphasis"><text:span text:style-name="T50"><draw:control text:anchor-type="as-char" draw:z-index="13" draw:name="Vorm 3" draw:style-name="gr1" draw:text-style-name="P88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50"><draw:control text:anchor-type="as-char" draw:z-index="14" draw:name="Vorm 4" draw:style-name="gr1" draw:text-style-name="P88" svg:width="0.35cm" svg:height="0.35cm" draw:control="control13"/></text:span></text:span></text:p>
          </table:table-cell>
          <table:table-cell table:style-name="_31_._5f_Installatie_5f_voorbereiden.D6" office:value-type="string">
            <text:p text:style-name="P78"><text:span text:style-name="Strong_20_Emphasis"><text:span text:style-name="T80">Typ: </text:span></text:span><text:span text:style-name="Strong_20_Emphasis"><text:span text:style-name="T12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7"/></text:span></text:p>
          </table:table-cell>
          <table:table-cell table:style-name="_31_._5f_Installatie_5f_voorbereiden.D7" office:value-type="string">
            <text:p text:style-name="P66"><text:span text:style-name="Strong_20_Emphasis"><text:span text:style-name="T46">Selecteer</text:span></text:span><text:span text:style-name="Strong_20_Emphasis"><text:span text:style-name="T39"> </text:span></text:span><text:span text:style-name="Strong_20_Emphasis"><text:span text:style-name="T69">1</text:span></text:span><text:span text:style-name="Strong_20_Emphasis"><text:span text:style-name="T57"> </text:span></text:span><text:span text:style-name="Strong_20_Emphasis"><text:span text:style-name="T58">Installatie voorbereiden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8" office:value-type="string">
            <text:p text:style-name="P50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83"><text:bookmark-start text:name="__RefNumPara__4009_1271708128"/><text:span text:style-name="Strong_20_Emphasis"><text:span text:style-name="T167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78"><draw:control text:anchor-type="as-char" draw:z-index="23" draw:name="Vorm 14" draw:style-name="gr1" draw:text-style-name="P88" svg:width="0.35cm" svg:height="0.35cm" draw:control="control22"/></text:span></text:span></text:p>
          </table:table-cell>
          <table:table-cell table:style-name="_32_._5f_Installatie_5f_uitvoeren.C1" office:value-type="string">
            <text:p text:style-name="P71"><text:span text:style-name="T169">Start de computer op vanaf</text:span><text:span text:style-name="T169"><text:note text:id="ftn3" text:note-class="footnote"><text:note-citation>1</text:note-citation><text:note-body><text:p text:style-name="P68"><text:span text:style-name="T107">B</text:span><text:span text:style-name="T108">ootmenu/</text:span><text:span text:style-name="T107">S</text:span><text:span text:style-name="T108">etup</text:span><text:span text:style-name="T106"> via </text:span><text:span text:style-name="T104">é</text:span><text:span text:style-name="T105">é</text:span><text:span text:style-name="T107">n van de </text:span><text:span text:style-name="Definition"><text:span text:style-name="T109">Veelgebruikte toetsen:</text:span></text:span><text:span text:style-name="Definition"><text:span text:style-name="T110"> </text:span></text:span><text:span text:style-name="User_20_Entry"><text:span text:style-name="T123">Esc</text:span></text:span><text:span text:style-name="User_20_Entry"><text:span text:style-name="T117">,</text:span></text:span><text:span text:style-name="Definition"><text:span text:style-name="T110"> </text:span></text:span><text:span text:style-name="User_20_Entry"><text:span text:style-name="T123">Delete</text:span></text:span><text:span text:style-name="User_20_Entry"><text:span text:style-name="T118">,</text:span></text:span><text:span text:style-name="Definition"><text:span text:style-name="T110"> </text:span></text:span><text:span text:style-name="User_20_Entry"><text:span text:style-name="T123">F1</text:span></text:span><text:span text:style-name="User_20_Entry"><text:span text:style-name="T118">,</text:span></text:span><text:span text:style-name="Definition"><text:span text:style-name="T110"> </text:span></text:span><text:span text:style-name="User_20_Entry"><text:span text:style-name="T123">F2</text:span></text:span><text:span text:style-name="User_20_Entry"><text:span text:style-name="T118">,</text:span></text:span><text:span text:style-name="Definition"><text:span text:style-name="T110"> </text:span></text:span><text:span text:style-name="User_20_Entry"><text:span text:style-name="T123">F9</text:span></text:span><text:span text:style-name="User_20_Entry"><text:span text:style-name="T118">,</text:span></text:span><text:span text:style-name="Definition"><text:span text:style-name="T110"> </text:span></text:span><text:span text:style-name="User_20_Entry"><text:span text:style-name="T123">F10</text:span></text:span><text:span text:style-name="User_20_Entry"><text:span text:style-name="T118">,</text:span></text:span><text:span text:style-name="Definition"><text:span text:style-name="T110"> </text:span></text:span><text:span text:style-name="User_20_Entry"><text:span text:style-name="T123">F11</text:span></text:span><text:span text:style-name="User_20_Entry"><text:span text:style-name="T118">,</text:span></text:span><text:span text:style-name="Definition"><text:span text:style-name="T110"> </text:span></text:span><text:span text:style-name="Definition"><text:span text:style-name="T111">o</text:span></text:span><text:span text:style-name="Definition"><text:span text:style-name="T112">f</text:span></text:span><text:span text:style-name="Definition"><text:span text:style-name="T110"> </text:span></text:span><text:span text:style-name="User_20_Entry"><text:span text:style-name="T123">F12</text:span></text:span><text:span text:style-name="User_20_Entry"><text:span text:style-name="T118">.</text:span></text:span></text:p></text:note-body></text:note></text:span><text:span text:style-name="T169"> </text:span><text:span text:style-name="T170">een </text:span><text:span text:style-name="Strong_20_Emphasis"><text:span text:style-name="T147"><text:user-field-get text:name="Distro">Rocky Linux</text:user-field-get></text:span></text:span><text:span text:style-name="T168"><text:s/></text:span><text:span text:style-name="T148"><text:user-field-get text:name="Version">8.10</text:user-field-get></text:span><text:span text:style-name="T148"><text:s/></text:span><text:span text:style-name="Strong_20_Emphasis"><text:span text:style-name="T149">Server</text:span></text:span><text:span text:style-name="Strong_20_Emphasis"><text:span text:style-name="T72"> </text:span></text:span><text:span text:style-name="Strong_20_Emphasis"><text:span text:style-name="T73">L</text:span></text:span><text:span text:style-name="T74">ive</text:span><text:span text:style-name="T74"><text:note text:id="ftn4" text:note-class="footnote"><text:note-citation>2</text:note-citation><text:note-body><text:p text:style-name="P65"><text:span text:style-name="T242">Vanaf ee</text:span>n <text:span text:style-name="T265">L</text:span>ive <text:span text:style-name="T264">USB</text:span><text:span text:style-name="T245">-stick</text:span><text:span text:style-name="T20"> </text:span>kunt <text:span text:style-name="T242">u opstarten en</text:span> <text:span text:style-name="T16">met </text:span><text:span text:style-name="Strong_20_Emphasis"><text:span text:style-name="T171"><text:user-field-get text:name="Distro">Rocky Linux</text:user-field-get></text:span></text:span><text:span text:style-name="Strong_20_Emphasis"><text:span text:style-name="T171"><text:s/></text:span></text:span>werken zonder enige bestanden op de harde schijf te wijzigen en maakt ook installatie van <text:span text:style-name="Strong_20_Emphasis"><text:span text:style-name="T171"><text:user-field-get text:name="Distro">Rocky Linux</text:user-field-get></text:span></text:span><text:span text:style-name="Strong_20_Emphasis"><text:span text:style-name="T171"><text:s/></text:span></text:span>mogelijk.</text:p></text:note-body></text:note></text:span><text:span text:style-name="T74"> </text:span><text:span text:style-name="T77">USB</text:span><text:span text:style-name="T75">-stick</text:span><text:span text:style-name="T75"><text:note text:id="ftn5" text:note-class="footnote"><text:note-citation>3</text:note-citation><text:note-body><text:p text:style-name="P80"><text:span text:style-name="Strong_20_Emphasis"><text:span text:style-name="T92">Maak een opstartbare USB-stick</text:span></text:span><text:span text:style-name="Strong_20_Emphasis"><text:span text:style-name="T87">:<text:line-break/></text:span></text:span><text:span text:style-name="Strong_20_Emphasis"><text:span text:style-name="T82">Download </text:span></text:span><text:span text:style-name="Strong_20_Emphasis"><text:span text:style-name="T83">een </text:span></text:span><text:span text:style-name="Strong_20_Emphasis"><text:span text:style-name="T88">CD</text:span></text:span><text:span text:style-name="Strong_20_Emphasis"><text:span text:style-name="T91">-beeldbestand</text:span></text:span><text:span text:style-name="Strong_20_Emphasis"><text:span text:style-name="T84"> </text:span></text:span><text:span text:style-name="Strong_20_Emphasis"><text:span text:style-name="T85">(.iso) </text:span></text:span><text:span text:style-name="Strong_20_Emphasis"><text:span text:style-name="T84">vanaf </text:span></text:span><text:a xlink:type="simple" xlink:href="https://rockylinux.org/nl/download" text:style-name="Internet_20_link" text:visited-style-name="Visited_20_Internet_20_Link"><text:span text:style-name="Strong_20_Emphasis"><text:span text:style-name="T244">rockylinux.org/nl/download</text:span></text:span></text:a><text:span text:style-name="Strong_20_Emphasis"><text:span text:style-name="T84">, </text:span></text:span><text:span text:style-name="Strong_20_Emphasis"><text:span text:style-name="T90">klik onder </text:span></text:span><text:span text:style-name="Strong_20_Emphasis"><text:span text:style-name="T95">De</text:span></text:span><text:span text:style-name="Strong_20_Emphasis"><text:span text:style-name="T96">fault</text:span></text:span><text:span text:style-name="Strong_20_Emphasis"><text:span text:style-name="T95"> Images</text:span></text:span><text:span text:style-name="Strong_20_Emphasis"><text:span text:style-name="T90"> op </text:span></text:span><text:span text:style-name="Strong_20_Emphasis"><text:span text:style-name="T113">Rocky Linux </text:span></text:span><text:span text:style-name="Strong_20_Emphasis"><text:span text:style-name="T113"><text:user-field-get text:name="Version">8.10</text:user-field-get></text:span></text:span><text:span text:style-name="Strong_20_Emphasis"><text:span text:style-name="T115">, </text:span></text:span><text:span text:style-name="Strong_20_Emphasis"><text:span text:style-name="T116">en klik</text:span></text:span><text:span text:style-name="Strong_20_Emphasis"><text:span text:style-name="T115"> o</text:span></text:span><text:span text:style-name="Strong_20_Emphasis"><text:span text:style-name="T116">p</text:span></text:span><text:span text:style-name="Strong_20_Emphasis"><text:span text:style-name="T115"> </text:span></text:span><text:span text:style-name="Strong_20_Emphasis"><text:span text:style-name="T114">DVD ISO</text:span></text:span><text:span text:style-name="Strong_20_Emphasis"><text:span text:style-name="T115">.<text:line-break/></text:span></text:span><text:span text:style-name="Strong_20_Emphasis"><text:span text:style-name="T86">De </text:span></text:span><text:span text:style-name="Strong_20_Emphasis"><text:span text:style-name="T89">ver</text:span></text:span><text:span text:style-name="Strong_20_Emphasis"><text:span text:style-name="T86">volgstappen staan beschreven in </text:span></text:span><text:span text:style-name="Strong_20_Emphasis"><text:span text:style-name="T94">Linux informatie</text:span></text:span><text:span text:style-name="Strong_20_Emphasis"><text:span text:style-name="T86">, te vinden op </text:span></text:span><text:a xlink:type="simple" xlink:href="https://karelzimmer.nl/" text:style-name="Internet_20_link" text:visited-style-name="Visited_20_Internet_20_Link"><text:span text:style-name="Strong_20_Emphasis"><text:span text:style-name="T243">karelzimmer.nl</text:span></text:span></text:a><text:span text:style-name="Strong_20_Emphasis"><text:span text:style-name="T86">, onder </text:span></text:span><text:span text:style-name="Strong_20_Emphasis"><text:span text:style-name="T94">Linux</text:span></text:span><text:span text:style-name="Strong_20_Emphasis"><text:span text:style-name="T86">.</text:span></text:span></text:p></text:note-body></text:note></text:span><text:span text:style-name="T76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" office:value-type="string">
            <text:p text:style-name="P25"><text:span text:style-name="Strong_20_Emphasis"><text:span text:style-name="T46">Selecteer</text:span></text:span><text:span text:style-name="Strong_20_Emphasis"><text:span text:style-name="T32"> </text:span></text:span><text:span text:style-name="Strong_20_Emphasis"><text:span text:style-name="T25">Install</text:span></text:span><text:span text:style-name="Strong_20_Emphasis"><text:span text:style-name="T33"> </text:span></text:span><text:span text:style-name="Strong_20_Emphasis"><text:span text:style-name="T26"><text:user-field-get text:name="Distro">Rocky Linux</text:user-field-get></text:span></text:span><text:span text:style-name="Strong_20_Emphasis"><text:span text:style-name="T27"><text:s/></text:span></text:span><text:span text:style-name="Strong_20_Emphasis"><text:span text:style-name="T27"><text:user-field-get text:name="Version">8.10</text:user-field-get>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1" office:value-type="string">
            <text:p text:style-name="P26"><text:span text:style-name="Strong_20_Emphasis"><text:span text:style-name="T28">Vul de installatieschermen in.</text:span></text:span><text:span text:style-name="T29"/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57"><text:span text:style-name="Strong_20_Emphasis"><text:span text:style-name="T79"><draw:control text:anchor-type="as-char" draw:z-index="25" draw:name="Vorm 13" draw:style-name="gr1" draw:text-style-name="P88" svg:width="0.35cm" svg:height="0.35cm" draw:control="control24"/></text:span></text:span></text:p>
          </table:table-cell>
          <table:table-cell table:style-name="_32_._5f_Installatie_5f_uitvoeren.C1" office:value-type="string">
            <text:p text:style-name="P16"><text:span text:style-name="T193">Bij</text:span><text:span text:style-name="T194"> </text:span><text:span text:style-name="Strong_20_Emphasis"><text:span text:style-name="T195">WELCOME TO ROCKY LINUX </text:span></text:span><text:span text:style-name="Strong_20_Emphasis"><text:span text:style-name="T204"><text:user-field-get text:name="Version">8.10</text:user-field-get></text:span></text:span><text:span text:style-name="Strong_20_Emphasis"><text:span text:style-name="T196"><text:s/>select</text:span></text:span><text:span text:style-name="Strong_20_Emphasis"><text:span text:style-name="T197">eer</text:span></text:span><text:span text:style-name="Strong_20_Emphasis"><text:span text:style-name="T198"> </text:span></text:span><text:span text:style-name="Strong_20_Emphasis"><text:span text:style-name="T201">Nederlands</text:span></text:span><text:span text:style-name="Strong_20_Emphasis"><text:span text:style-name="T198"> en klik</text:span></text:span><text:span text:style-name="Strong_20_Emphasis"><text:span text:style-name="T199"> </text:span></text:span><text:span text:style-name="Strong_20_Emphasis"><text:span text:style-name="T198">op</text:span></text:span><text:span text:style-name="Strong_20_Emphasis"><text:span text:style-name="T200"> </text:span></text:span><text:span text:style-name="Strong_20_Emphasis"><text:span text:style-name="T192">Doorgaan</text:span></text:span><text:span text:style-name="Strong_20_Emphasis"><text:span text:style-name="T200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7"><draw:control text:anchor-type="as-char" draw:z-index="19" draw:name="Vorm 10" draw:style-name="gr1" draw:text-style-name="P88" svg:width="0.35cm" svg:height="0.35cm" draw:control="control18"/></text:span></text:span></text:p>
          </table:table-cell>
          <table:table-cell table:style-name="_32_._5f_Installatie_5f_uitvoeren.C7" office:value-type="string">
            <text:p text:style-name="P11"><text:span text:style-name="T182">Onder</text:span><text:span text:style-name="T178"> </text:span><text:span text:style-name="Strong_20_Emphasis"><text:span text:style-name="T182">GEBRUIKERSINSTELLINGEN </text:span></text:span><text:span text:style-name="T182">klik op </text:span><text:span text:style-name="T188">Gebruiker aanmaken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73"><text:span text:style-name="T268">Vul in </text:span><text:span text:style-name="Strong_20_Emphasis"><text:span text:style-name="T68">Volledige naam</text:span></text:span><text:span text:style-name="Strong_20_Emphasis"><text:span text:style-name="T52"> </text:span></text:span><text:span text:style-name="Definition"><text:span text:style-name="T9">gebruiker</text:span></text:span><text:span text:style-name="Strong_20_Emphasis"><text:span text:style-name="T53">, <text:line-break/></text:span></text:span><text:span text:style-name="Strong_20_Emphasis"><text:span text:style-name="T68">Gebruikersnaam</text:span></text:span><text:span text:style-name="Strong_20_Emphasis"><text:span text:style-name="T52"> </text:span></text:span><text:span text:style-name="Definition"><text:span text:style-name="T9">gebruikersnaam</text:span></text:span><text:span text:style-name="Strong_20_Emphasis"><text:span text:style-name="T52">,</text:span></text:span></text:p>
            <text:p text:style-name="P73"><text:span text:style-name="Strong_20_Emphasis"><text:span text:style-name="T55">vink aan </text:span></text:span><text:span text:style-name="Strong_20_Emphasis"><text:span text:style-name="T65">Maak deze gebruiker beheerder</text:span></text:span><text:span text:style-name="Strong_20_Emphasis"><text:span text:style-name="T55">,</text:span></text:span></text:p>
            <text:p text:style-name="P74"><text:span text:style-name="Strong_20_Emphasis"><text:span text:style-name="T54">g</text:span></text:span><text:span text:style-name="Strong_20_Emphasis"><text:span text:style-name="T55">eef tweemaal een </text:span></text:span><text:span text:style-name="Strong_20_Emphasis"><text:span text:style-name="T68">wachtwoord</text:span></text:span><text:span text:style-name="Strong_20_Emphasis"><text:span text:style-name="T55"> </text:span></text:span><text:span text:style-name="Strong_20_Emphasis"><text:span text:style-name="T56">en k</text:span></text:span><text:span text:style-name="Strong_20_Emphasis"><text:span text:style-name="T55">lik op </text:span></text:span><text:span text:style-name="Strong_20_Emphasis"><text:span text:style-name="T65">Klaar</text:span></text:span><text:span text:style-name="Strong_20_Emphasis"><text:span text:style-name="T55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75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7"><draw:control text:anchor-type="as-char" draw:z-index="20" draw:name="Vorm 2" draw:style-name="gr1" draw:text-style-name="P88" svg:width="0.35cm" svg:height="0.35cm" draw:control="control19"/></text:span></text:span></text:p>
          </table:table-cell>
          <table:table-cell table:style-name="_32_._5f_Installatie_5f_uitvoeren.C7" office:value-type="string">
            <text:p text:style-name="P10"><text:span text:style-name="T185">O</text:span><text:span text:style-name="T182">nder </text:span><text:span text:style-name="T188">SYSTEEM</text:span><text:span text:style-name="T182"> </text:span><text:span text:style-name="T185">klik </text:span><text:span text:style-name="T182">op </text:span><text:span text:style-name="T188">Installatiebestemming</text:span><text:span text:style-name="Strong_20_Emphasis"><text:span text:style-name="T174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76"><text:span text:style-name="T33">Controleer </text:span><text:span text:style-name="T34">de </text:span><text:span text:style-name="T64">Apparaatselectie </text:span><text:span text:style-name="T33">en klik op </text:span><text:span text:style-name="T63">Klaar</text:span><text:span text:style-name="T33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7"><draw:control text:anchor-type="as-char" draw:z-index="21" draw:name="Vorm 12" draw:style-name="gr1" draw:text-style-name="P88" svg:width="0.35cm" svg:height="0.35cm" draw:control="control20"/></text:span></text:span></text:p>
          </table:table-cell>
          <table:table-cell table:style-name="_32_._5f_Installatie_5f_uitvoeren.C7" office:value-type="string">
            <text:p text:style-name="P10"><text:span text:style-name="T185">O</text:span><text:span text:style-name="T182">nder </text:span><text:span text:style-name="T188">SYSTEEM</text:span><text:span text:style-name="T182"> </text:span><text:span text:style-name="T185">klik </text:span><text:span text:style-name="T182">op </text:span><text:span text:style-name="T188">Netwerk &amp; hostnaam</text:span><text:span text:style-name="Strong_20_Emphasis"><text:span text:style-name="T174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5" office:value-type="string">
            <text:p text:style-name="P15"><text:span text:style-name="T187">Verplaats</text:span><text:span text:style-name="T183"> </text:span><text:span text:style-name="T186">de </text:span><text:span text:style-name="T183">schuif</text:span><text:span text:style-name="T186">regelaar</text:span><text:span text:style-name="T183"> achter de netwerkadapter </text:span><text:span text:style-name="T186">van </text:span><text:span text:style-name="T191">UIT</text:span><text:span text:style-name="T186"> naar</text:span><text:span text:style-name="T183"> </text:span><text:span text:style-name="T189">AAN</text:span><text:span text:style-name="T183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5" office:value-type="string">
            <text:p text:style-name="P12"><text:span text:style-name="T181">V</text:span><text:span text:style-name="T179">ul </text:span><text:span text:style-name="T180">in </text:span><text:span text:style-name="Strong_20_Emphasis"><text:span text:style-name="T183">Hostnaam</text:span></text:span><text:span text:style-name="Definition"><text:span text:style-name="T13"> </text:span></text:span><text:span text:style-name="Definition"><text:span text:style-name="T4">computernaam</text:span></text:span><text:span text:style-name="Strong_20_Emphasis"><text:span text:style-name="T173"> </text:span></text:span><text:span text:style-name="Strong_20_Emphasis"><text:span text:style-name="T175">en klik op </text:span></text:span><text:span text:style-name="Strong_20_Emphasis"><text:span text:style-name="T189">Toepassen</text:span></text:span><text:span text:style-name="Strong_20_Emphasis"><text:span text:style-name="T175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5" office:value-type="string">
            <text:p text:style-name="P12"><text:span text:style-name="T183">K</text:span><text:span text:style-name="T182">lik op </text:span><text:span text:style-name="T188">Klaar</text:span><text:span text:style-name="Strong_20_Emphasis"><text:span text:style-name="T174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5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7"><draw:control text:anchor-type="as-char" draw:z-index="22" draw:name="Vorm 1" draw:style-name="gr1" draw:text-style-name="P88" svg:width="0.35cm" svg:height="0.35cm" draw:control="control21"/></text:span></text:span></text:p>
          </table:table-cell>
          <table:table-cell table:style-name="_32_._5f_Installatie_5f_uitvoeren.C15" office:value-type="string">
            <text:p text:style-name="P13"><text:span text:style-name="T185">O</text:span><text:span text:style-name="T182">nder </text:span><text:span text:style-name="T188">SOFTWARE</text:span><text:span text:style-name="T182"> </text:span><text:span text:style-name="T185">klik </text:span><text:span text:style-name="T182">op </text:span><text:span text:style-name="T190">Software selectie</text:span><text:span text:style-name="Strong_20_Emphasis"><text:span text:style-name="T174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0" office:value-type="string">
            <text:p text:style-name="P12"><text:span text:style-name="T184">Selecteer </text:span><text:span text:style-name="T190">Server</text:span><text:span text:style-name="T184"> en klik op </text:span><text:span text:style-name="T190">Klaar</text:span><text:span text:style-name="Strong_20_Emphasis"><text:span text:style-name="T17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7"><draw:control text:anchor-type="as-char" draw:z-index="24" draw:name="Vorm 15" draw:style-name="gr1" draw:text-style-name="P88" svg:width="0.35cm" svg:height="0.35cm" draw:control="control23"/></text:span></text:span></text:p>
          </table:table-cell>
          <table:table-cell table:style-name="_32_._5f_Installatie_5f_uitvoeren.C22" office:value-type="string">
            <text:p text:style-name="P14"><text:span text:style-name="Strong_20_Emphasis"><text:span text:style-name="T202">Klik op </text:span></text:span><text:span text:style-name="Strong_20_Emphasis"><text:span text:style-name="T203">Begin installatie</text:span></text:span><text:span text:style-name="Strong_20_Emphasis"><text:span text:style-name="T174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2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7"><draw:control text:anchor-type="as-char" draw:z-index="26" draw:name="Vorm 6" draw:style-name="gr1" draw:text-style-name="P88" svg:width="0.35cm" svg:height="0.35cm" draw:control="control25"/></text:span></text:span></text:p>
          </table:table-cell>
          <table:table-cell table:style-name="_32_._5f_Installatie_5f_uitvoeren.C22" office:value-type="string">
            <text:p text:style-name="P17">Klik op <text:span text:style-name="T267">Systeem herstarten</text:span>.</text:p>
          </table:table-cell>
        </table:table-row>
      </table:table>
      <text:p text:style-name="P43"><text:span text:style-name="Strong_20_Emphasis"><text:span text:style-name="T51"/></text:span></text:p>
      <text:list text:continue-numbering="true" text:style-name="L1">
        <text:list-item>
          <text:p text:style-name="P82"><text:span text:style-name="Strong_20_Emphasis"><text:span text:style-name="T66">Installatie </text:span></text:span><text:span text:style-name="Strong_20_Emphasis"><text:span text:style-name="T67">afronden</text:span></text:span></text:p>
        </text:list-item>
      </text:list>
      <text:p text:style-name="P44"><text:span text:style-name="Strong_20_Emphasis"><text:span text:style-name="T3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50"><draw:control text:anchor-type="as-char" draw:z-index="2" draw:name="Vorm24" draw:style-name="gr1" draw:text-style-name="P88" svg:width="0.35cm" svg:height="0.35cm" draw:control="control1"/></text:span></text:span></text:p>
          </table:table-cell>
          <table:table-cell table:style-name="_33_._5f_Installatie_5f_afronden.C1" office:value-type="string">
            <text:p text:style-name="P64"><text:span text:style-name="Strong_20_Emphasis"><text:span text:style-name="T31">Aanmelden als </text:span></text:span><text:span text:style-name="Definition"><text:span text:style-name="T9">gebruiker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64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62"><text:span text:style-name="Strong_20_Emphasis"><text:span text:style-name="T50"><draw:control text:anchor-type="as-char" draw:z-index="15" draw:name="Vorm 5" draw:style-name="gr1" draw:text-style-name="P88" svg:width="0.35cm" svg:height="0.35cm" draw:control="control14"/></text:span></text:span></text:p>
          </table:table-cell>
          <table:table-cell table:style-name="_33_._5f_Installatie_5f_afronden.C3" office:value-type="string">
            <text:p text:style-name="P77"><text:span text:style-name="Strong_20_Emphasis"><text:span text:style-name="T80">Typ: </text:span></text:span><text:span text:style-name="User_20_Entry"><text:span text:style-name="T124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52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5" office:value-type="string">
            <text:p text:style-name="P37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62"><text:span text:style-name="Strong_20_Emphasis"><text:span text:style-name="T50"><draw:control text:anchor-type="as-char" draw:z-index="16" draw:name="Vorm 7" draw:style-name="gr1" draw:text-style-name="P88" svg:width="0.35cm" svg:height="0.35cm" draw:control="control15"/></text:span></text:span></text:p>
          </table:table-cell>
          <table:table-cell table:style-name="_33_._5f_Installatie_5f_afronden.C6" office:value-type="string">
            <text:p text:style-name="P79"><text:span text:style-name="Strong_20_Emphasis"><text:span text:style-name="T80">Typ: </text:span></text:span><text:span text:style-name="Strong_20_Emphasis"><text:span text:style-name="T122">kz menu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37"/></text:span></text:p>
          </table:table-cell>
          <table:table-cell table:style-name="_33_._5f_Installatie_5f_afronden.C7" office:value-type="string">
            <text:p text:style-name="P67"><text:span text:style-name="Strong_20_Emphasis"><text:span text:style-name="T46">Selecteer</text:span></text:span><text:span text:style-name="Strong_20_Emphasis"><text:span text:style-name="T41"> </text:span></text:span><text:span text:style-name="Strong_20_Emphasis"><text:span text:style-name="T70">3</text:span></text:span><text:span text:style-name="Strong_20_Emphasis"><text:span text:style-name="T59"> </text:span></text:span><text:span text:style-name="Strong_20_Emphasis"><text:span text:style-name="T60">Installatie</text:span></text:span><text:span text:style-name="Strong_20_Emphasis"><text:span text:style-name="T61"> </text:span></text:span><text:span text:style-name="Strong_20_Emphasis"><text:span text:style-name="T62">afrond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8" office:value-type="string">
            <text:p text:style-name="P50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</table:table>
      <text:p text:style-name="P44"><text:span text:style-name="Strong_20_Emphasis"><text:span text:style-name="T31"><text:tab/></text:span></text:span></text:p>
      <text:p text:style-name="P45"><text:span text:style-name="Strong_20_Emphasis"><text:span text:style-name="T42"/></text:span></text:p>
      <text:p text:style-name="P46"><text:span text:style-name="Strong_20_Emphasis"><text:span text:style-name="T39"/></text:span></text:p>
      <text:list text:continue-numbering="true" text:style-name="L1">
        <text:list-item>
          <text:p text:style-name="P85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><text:span text:style-name="Strong_20_Emphasis"><text:span text:style-name="T50"><draw:control text:anchor-type="as-char" draw:z-index="3" draw:name="Vorm40_0" draw:style-name="gr1" draw:text-style-name="P88" svg:width="0.35cm" svg:height="0.35cm" draw:control="control2"/></text:span></text:span></text:p>
          </table:table-cell>
          <table:table-cell table:style-name="Tabel2.A1" office:value-type="string">
            <text:p text:style-name="P60"><text:span text:style-name="Strong_20_Emphasis"><text:span text:style-name="T50"><draw:control text:anchor-type="as-char" draw:z-index="6" draw:name="Vorm40_ 1" draw:style-name="gr1" draw:text-style-name="P88" svg:width="0.35cm" svg:height="0.35cm" draw:control="control5"/></text:span></text:span></text:p>
          </table:table-cell>
          <table:table-cell table:style-name="Tabel2.D1" office:value-type="string">
            <text:p text:style-name="P21"><text:span text:style-name="Strong_20_Emphasis"><text:span text:style-name="T31">Aanmelden als </text:span></text:span><text:span text:style-name="Definition"><text:span text:style-name="T9">gebruiker</text:span></text:span><text:span text:style-name="Strong_20_Emphasis"><text:span text:style-name="T43"><text:note text:id="ftn6" text:note-class="footnote"><text:note-citation>1</text:note-citation><text:note-body><text:p text:style-name="P54"><text:span text:style-name="User_20_Entry"><text:span text:style-name="T119">E</text:span></text:span><text:span text:style-name="User_20_Entry"><text:span text:style-name="T121">ventuele extra </text:span></text:span><text:span text:style-name="Definition"><text:span text:style-name="T262">gebruiker</text:span></text:span><text:span text:style-name="User_20_Entry"><text:span text:style-name="T120">s</text:span></text:span><text:span text:style-name="User_20_Entry"><text:span text:style-name="T121"> aanmelden en dezelfde stappen uitvoeren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3"><text:span text:style-name="Strong_20_Emphasis"><text:span text:style-name="T50"><draw:control text:anchor-type="as-char" draw:z-index="17" draw:name="Vorm 8" draw:style-name="gr1" draw:text-style-name="P88" svg:width="0.35cm" svg:height="0.35cm" draw:control="control16"/></text:span></text:span></text:p>
          </table:table-cell>
          <table:table-cell table:style-name="Tabel2.A1" office:value-type="string">
            <text:p text:style-name="P63"><text:span text:style-name="Strong_20_Emphasis"><text:span text:style-name="T50"><draw:control text:anchor-type="as-char" draw:z-index="18" draw:name="Vorm 9" draw:style-name="gr1" draw:text-style-name="P88" svg:width="0.35cm" svg:height="0.35cm" draw:control="control17"/></text:span></text:span></text:p>
          </table:table-cell>
          <table:table-cell table:style-name="Tabel2.D3" office:value-type="string">
            <text:p text:style-name="P79"><text:span text:style-name="Strong_20_Emphasis"><text:span text:style-name="T80">Typ: </text:span></text:span><text:span text:style-name="Strong_20_Emphasis"><text:span text:style-name="T122">kz menu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4" office:value-type="string">
            <text:p text:style-name="P24"><text:span text:style-name="Strong_20_Emphasis"><text:span text:style-name="T46">Selecteer</text:span></text:span><text:span text:style-name="Strong_20_Emphasis"><text:span text:style-name="T41"> </text:span></text:span><text:span text:style-name="Strong_20_Emphasis"><text:span text:style-name="T70">4</text:span></text:span><text:span text:style-name="Strong_20_Emphasis"><text:span text:style-name="T59"> </text:span></text:span><text:span text:style-name="Strong_20_Emphasis"><text:span text:style-name="T48">Gebruiker inrichten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5" office:value-type="string">
            <text:p text:style-name="P51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</table:table>
      <text:p text:style-name="P20"><text:span text:style-name="Strong_20_Emphasis"><text:span text:style-name="T44"/></text:span></text:p>
      <text:p text:style-name="P38"/>
      <text:p text:style-name="P39"><text:span text:style-name="T130">E</text:span><text:span text:style-name="T131">inde c</text:span><text:span text:style-name="T132">hecklist, </text:span><text:span text:style-name="T133">d</text:span><text:span text:style-name="T132">e installatie van </text:span><text:span text:style-name="Strong_20_Emphasis"><text:span text:style-name="T145"><text:user-field-get text:name="Distro">Rocky Linux</text:user-field-get></text:span></text:span><text:span text:style-name="T134"><text:s/></text:span><text:span text:style-name="T135"><text:user-field-get text:name="Version">8.10</text:user-field-get></text:span><text:span text:style-name="T135"><text:s/></text:span><text:span text:style-name="Strong_20_Emphasis"><text:span text:style-name="T146">Server</text:span></text:span><text:span text:style-name="Strong_20_Emphasis"><text:span text:style-name="T71"> </text:span></text:span><text:span text:style-name="T132">is voltooid.</text:span></text:p>
      <text:p text:style-name="P8"/>
      <text:list text:style-name="L2">
        <text:list-header>
          <text:p text:style-name="P86"><text:span text:style-name="Emphasis"><text:span text:style-name="T25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7">Karel Zimmer</text:span></text:span></text:a><text:span text:style-name="Emphasis"><text:span text:style-name="T258">.</text:span></text:span></text:p>
          <text:p text:style-name="P87"><text:span text:style-name="Emphasis"><text:span text:style-name="T260">Licentie </text:span></text:span><text:span text:style-name="Emphasis"><text:span text:style-name="T258">C</text:span></text:span><text:span text:style-name="Emphasis"><text:span text:style-name="T259">C0</text:span></text:span><text:span text:style-name="Emphasis"><text:span text:style-name="T258"> 1.0 </text:span></text:span><text:span text:style-name="Emphasis"><text:span text:style-name="T25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55"><text:s/></text:span></text:span><text:span text:style-name="Emphasis"><text:span text:style-name="T25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55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4-10-09T19:32:10.280433339">09-10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0-09T19:32:10.131576196</dc:date>
    <meta:keyword>Installatie</meta:keyword>
    <meta:keyword>Checklist</meta:keyword>
    <meta:keyword>Linux</meta:keyword>
    <meta:editing-cycles>6953</meta:editing-cycles>
    <meta:editing-duration>P12DT10H29M36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81" meta:word-count="426" meta:character-count="2964" meta:non-whitespace-character-count="2567"/>
    <meta:user-defined meta:name="Info 1"/>
    <meta:user-defined meta:name="Info 2"/>
    <meta:user-defined meta:name="Info 3"/>
    <meta:user-defined meta:name="Info 4"/>
  </office:meta>
</office:document-meta>
</file>